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dash" draw:stroke-dash="Long_20_Dash" draw:marker-start="Arrow" draw:textarea-vertical-align="middle"/>
    </style:style>
    <style:style style:name="co1" style:family="table-column">
      <style:table-column-properties style:column-width="8.355cm" style:use-optimal-column-width="false"/>
    </style:style>
    <style:style style:name="co2" style:family="table-column">
      <style:table-column-properties style:column-width="11.694cm" style:use-optimal-column-width="false"/>
    </style:style>
    <style:style style:name="co3" style:family="table-column">
      <style:table-column-properties style:column-width="7.226cm" style:use-optimal-column-width="false"/>
    </style:style>
    <style:style style:name="co4" style:family="table-column">
      <style:table-column-properties style:column-width="14.099cm" style:use-optimal-column-width="false"/>
    </style:style>
    <style:style style:name="co5" style:family="table-column">
      <style:table-column-properties style:column-width="5.74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3.816cm" style:use-optimal-row-height="false"/>
    </style:style>
    <style:style style:name="ro3" style:family="table-row">
      <style:table-row-properties style:row-height="3.105cm" style:use-optimal-row-height="false"/>
    </style:style>
    <style:style style:name="ro4" style:family="table-row">
      <style:table-row-properties style:row-height="1.131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1.281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8.354cm" svg:height="10.025cm" svg:x="7.257cm" svg:y="4.39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OnClickTest</text:p>
              </table:table-cell>
            </table:table-row>
            <table:table-row table:style-name="ro2">
              <table:table-cell table:style-name="gray2">
                <text:p>-ElFacto: UIElementFactory</text:p>
                <text:p>-StartButton: Button</text:p>
                <text:p>-SettingsButton: Button</text:p>
                <text:p>-QuitButton: Button</text:p>
                <text:p>-VolSlider: Slider</text:p>
                <text:p>-BackButton: Button</text:p>
              </table:table-cell>
            </table:table-row>
            <table:table-row table:style-name="ro3">
              <table:table-cell table:style-name="gray1">
                <text:p>+ClickStart()</text:p>
                <text:p>+ClickSettings()</text:p>
                <text:p>+ClickQuit()</text:p>
                <text:p>+ClickBack()</text:p>
                <text:p>+changeVolume()</text:p>
                <text:p>+quitFunc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1.693cm" svg:height="5.048cm" svg:x="5.159cm" svg:y="17.74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UIElementFactory</text:p>
              </table:table-cell>
            </table:table-row>
            <table:table-row table:style-name="ro1">
              <table:table-cell table:style-name="gray2"/>
            </table:table-row>
            <table:table-row table:style-name="ro3">
              <table:table-cell table:style-name="gray1">
                <text:p>+makeBox() : Box</text:p>
                <text:p>+makeButton() : Button</text:p>
                <text:p>+makeLabel() : Label</text:p>
                <text:p>+makeSlider() : Slid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7.225cm" svg:height="7.34cm" svg:x="0.029cm" svg:y="4.341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1">PauseScreen</text:p>
              </table:table-cell>
            </table:table-row>
            <table:table-row table:style-name="ro2">
              <table:table-cell table:style-name="gray2">
                <text:p>-ResumeButton: Button</text:p>
                <text:p>-SettingsButton: Button</text:p>
                <text:p>-QuitButton: Button</text:p>
                <text:p>-VolSlider: Slider</text:p>
                <text:p>-BackButton: Button</text:p>
              </table:table-cell>
            </table:table-row>
            <table:table-row table:style-name="ro5">
              <table:table-cell table:style-name="gray1">
                <text:p>+ClickResume()</text:p>
                <text:p>+ClickSettings()</text:p>
                <text:p>+ClickQuit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1.28cm" svg:x="3.522cm" svg:y="1.553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 text:style-name="P1">MonoBehaviour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1.414cm" svg:y1="4.429cm" svg:x2="11.414cm" svg:y2="2.651cm">
          <text:p/>
        </draw:line>
        <draw:connector draw:style-name="gr2" draw:text-style-name="P1" draw:layer="layout" svg:x1="11.005cm" svg:y1="17.747cm" svg:x2="11.434cm" svg:y2="14.423cm" draw:start-shape="id1" draw:end-shape="id2" svg:d="M11005 17747v-1661h429v-1663" svg:viewBox="0 0 430 3325">
          <text:p/>
        </draw:connector>
        <draw:connector draw:style-name="gr2" draw:text-style-name="P1" draw:layer="layout" svg:x1="5.159cm" svg:y1="20.271cm" svg:x2="3.641cm" svg:y2="11.681cm" draw:start-shape="id1" draw:start-glue-point="3" draw:end-shape="id3" svg:d="M5159 20271h-1518v-8590" svg:viewBox="0 0 1519 8591">
          <text:p/>
        </draw:connector>
        <draw:frame draw:style-name="standard" xml:id="id4" draw:id="id4" draw:layer="layout" svg:width="5.747cm" svg:height="6.393cm" svg:x="15.599cm" svg:y="4.415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">PlayerUI</text:p>
              </table:table-cell>
            </table:table-row>
            <table:table-row table:style-name="ro7">
              <table:table-cell table:style-name="gray2">
                <text:p>-Health: Label</text:p>
                <text:p>-Stamina: Label</text:p>
                <text:p/>
              </table:table-cell>
            </table:table-row>
            <table:table-row table:style-name="ro8">
              <table:table-cell table:style-name="gray1">
                <text:p>+UpdateHealth()</text:p>
                <text:p>+UpdateStamina()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2" draw:layer="layout" svg:x1="3.921cm" svg:y1="4.302cm" svg:x2="9.636cm" svg:y2="2.778cm">
          <text:p/>
        </draw:line>
        <draw:line draw:style-name="gr1" draw:text-style-name="P2" draw:layer="layout" svg:x1="18.653cm" svg:y1="4.429cm" svg:x2="13.192cm" svg:y2="2.778cm">
          <text:p/>
        </draw:line>
        <draw:connector draw:style-name="gr2" draw:text-style-name="P1" draw:layer="layout" svg:x1="16.852cm" svg:y1="20.271cm" svg:x2="18.472cm" svg:y2="10.808cm" draw:start-shape="id1" draw:start-glue-point="1" draw:end-shape="id4" draw:end-glue-point="2" svg:d="M16852 20271h1620v-9463" svg:viewBox="0 0 1621 94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1:28:35.239557688</meta:creation-date>
    <dc:date>2023-04-27T18:38:26.128616594</dc:date>
    <meta:editing-duration>PT6H54M10S</meta:editing-duration>
    <meta:editing-cycles>12</meta:editing-cycles>
    <meta:generator>LibreOffice/6.4.7.2$Linux_X86_64 LibreOffice_project/40$Build-2</meta:generator>
    <meta:document-statistic meta:object-count="11"/>
  </office:meta>
</office:document-meta>
</file>